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9cm"/>
    </style:style>
    <style:style style:name="co2" style:family="table-column">
      <style:table-column-properties fo:break-before="auto" style:column-width="1.048cm"/>
    </style:style>
    <style:style style:name="co3" style:family="table-column">
      <style:table-column-properties fo:break-before="auto" style:column-width="2.445cm"/>
    </style:style>
    <style:style style:name="co4" style:family="table-column">
      <style:table-column-properties fo:break-before="auto" style:column-width="2.693cm"/>
    </style:style>
    <style:style style:name="co5" style:family="table-column">
      <style:table-column-properties fo:break-before="auto" style:column-width="1.07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alistic-bids-s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addressName</text:p>
          </table:table-cell>
          <table:table-cell office:value-type="string" calcext:value-type="string">
            <text:p>bidid</text:p>
          </table:table-cell>
          <table:table-cell office:value-type="string" calcext:value-type="string">
            <text:p>addressIndex</text:p>
          </table:table-cell>
          <table:table-cell office:value-type="string" calcext:value-type="string">
            <text:p>tokenInAmount</text:p>
          </table:table-cell>
          <table:table-cell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-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.3" calcext:value-type="float">
            <text:p>1.3</text:p>
          </table:table-cell>
          <table:table-cell table:formula="of:=[.D2]/[.E2]" office:value-type="float" office:value="769.230769230769" calcext:value-type="float">
            <text:p>769.230769230769</text:p>
          </table:table-cell>
          <table:table-cell table:formula="of:=[.F2]*[.$E$18]" office:value-type="float" office:value="584.615384615385" calcext:value-type="float">
            <text:p>584.615384615385</text:p>
          </table:table-cell>
        </table:table-row>
        <table:table-row table:style-name="ro1">
          <table:table-cell office:value-type="string" calcext:value-type="string">
            <text:p>martin-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1.2" calcext:value-type="float">
            <text:p>1.2</text:p>
          </table:table-cell>
          <table:table-cell table:formula="of:=[.D3]/[.E3]" office:value-type="float" office:value="12500" calcext:value-type="float">
            <text:p>12500</text:p>
          </table:table-cell>
          <table:table-cell table:formula="of:=[.F3]*[.$E$18]"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martin-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.2" calcext:value-type="float">
            <text:p>1.2</text:p>
          </table:table-cell>
          <table:table-cell table:formula="of:=[.D4]/[.E4]" office:value-type="float" office:value="833.333333333333" calcext:value-type="float">
            <text:p>833.333333333333</text:p>
          </table:table-cell>
          <table:table-cell table:formula="of:=[.F4]*[.$E$18]" office:value-type="float" office:value="633.333333333333" calcext:value-type="float">
            <text:p>633.333333333333</text:p>
          </table:table-cell>
        </table:table-row>
        <table:table-row table:style-name="ro1">
          <table:table-cell office:value-type="string" calcext:value-type="string">
            <text:p>martin-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.15" calcext:value-type="float">
            <text:p>1.15</text:p>
          </table:table-cell>
          <table:table-cell table:formula="of:=[.D5]/[.E5]" office:value-type="float" office:value="869.565217391304" calcext:value-type="float">
            <text:p>869.565217391304</text:p>
          </table:table-cell>
          <table:table-cell table:formula="of:=[.F5]*[.$E$18]" office:value-type="float" office:value="660.869565217391" calcext:value-type="float">
            <text:p>660.869565217391</text:p>
          </table:table-cell>
        </table:table-row>
        <table:table-row table:style-name="ro1">
          <table:table-cell office:value-type="string" calcext:value-type="string">
            <text:p>martin-e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.1" calcext:value-type="float">
            <text:p>1.1</text:p>
          </table:table-cell>
          <table:table-cell table:formula="of:=[.D6]/[.E6]" office:value-type="float" office:value="909.090909090909" calcext:value-type="float">
            <text:p>909.090909090909</text:p>
          </table:table-cell>
          <table:table-cell table:formula="of:=[.F6]*[.$E$18]" office:value-type="float" office:value="690.909090909091" calcext:value-type="float">
            <text:p>690.909090909091</text:p>
          </table:table-cell>
        </table:table-row>
        <table:table-row table:style-name="ro1">
          <table:table-cell office:value-type="string" calcext:value-type="string">
            <text:p>martin-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.05" calcext:value-type="float">
            <text:p>1.05</text:p>
          </table:table-cell>
          <table:table-cell table:formula="of:=[.D7]/[.E7]" office:value-type="float" office:value="9523.80952380952" calcext:value-type="float">
            <text:p>9523.80952380952</text:p>
          </table:table-cell>
          <table:table-cell table:formula="of:=[.F7]*[.$E$18]" office:value-type="float" office:value="7238.09523809524" calcext:value-type="float">
            <text:p>7238.09523809524</text:p>
          </table:table-cell>
        </table:table-row>
        <table:table-row table:style-name="ro1">
          <table:table-cell office:value-type="string" calcext:value-type="string">
            <text:p>martin-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.05" calcext:value-type="float">
            <text:p>1.05</text:p>
          </table:table-cell>
          <table:table-cell table:formula="of:=[.D8]/[.E8]" office:value-type="float" office:value="952.380952380952" calcext:value-type="float">
            <text:p>952.380952380952</text:p>
          </table:table-cell>
          <table:table-cell table:formula="of:=[.F8]*[.$E$18]" office:value-type="float" office:value="723.809523809524" calcext:value-type="float">
            <text:p>723.809523809524</text:p>
          </table:table-cell>
        </table:table-row>
        <table:table-row table:style-name="ro1">
          <table:table-cell office:value-type="string" calcext:value-type="string">
            <text:p>martin-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.95" calcext:value-type="float">
            <text:p>0.95</text:p>
          </table:table-cell>
          <table:table-cell table:formula="of:=[.D9]/[.E9]" office:value-type="float" office:value="5263.15789473684" calcext:value-type="float">
            <text:p>5263.15789473684</text:p>
          </table:table-cell>
          <table:table-cell table:formula="of:=[.F9]*[.$E$18]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martin-c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1" calcext:value-type="float">
            <text:p>0.91</text:p>
          </table:table-cell>
          <table:table-cell table:formula="of:=[.D10]/[.E10]" office:value-type="float" office:value="549.450549450549" calcext:value-type="float">
            <text:p>549.450549450549</text:p>
          </table:table-cell>
          <table:table-cell table:formula="of:=[.F10]*[.$E$18]" office:value-type="float" office:value="417.582417582418" calcext:value-type="float">
            <text:p>417.582417582418</text:p>
          </table:table-cell>
        </table:table-row>
        <table:table-row table:style-name="ro1">
          <table:table-cell office:value-type="string" calcext:value-type="string">
            <text:p>martin-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" calcext:value-type="float">
            <text:p>0.85</text:p>
          </table:table-cell>
          <table:table-cell table:formula="of:=[.D11]/[.E11]" office:value-type="float" office:value="11764.7058823529" calcext:value-type="float">
            <text:p>11764.7058823529</text:p>
          </table:table-cell>
          <table:table-cell table:formula="of:=[.F11]*[.$E$18]" office:value-type="float" office:value="8941.17647058824" calcext:value-type="float">
            <text:p>8941.17647058824</text:p>
          </table:table-cell>
        </table:table-row>
        <table:table-row table:style-name="ro1">
          <table:table-cell table:number-columns-repeated="3"/>
          <table:table-cell table:formula="of:=SUM([.D2:.D11])" office:value-type="float" office:value="45500" calcext:value-type="float">
            <text:p>45500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martin-b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77" calcext:value-type="float">
            <text:p>0.77</text:p>
          </table:table-cell>
          <table:table-cell table:formula="of:=[.D16]/[.E16]" office:value-type="float" office:value="2597.4025974026" calcext:value-type="float">
            <text:p>2597.4025974026</text:p>
          </table:table-cell>
          <table:table-cell table:formula="of:=[.F16]*[.$E$18]" office:value-type="float" office:value="1974.02597402597" calcext:value-type="float">
            <text:p>1974.02597402597</text:p>
          </table:table-cell>
        </table:table-row>
        <table:table-row table:style-name="ro1">
          <table:table-cell office:value-type="string" calcext:value-type="string">
            <text:p>martin-b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765" calcext:value-type="float">
            <text:p>0.765</text:p>
          </table:table-cell>
          <table:table-cell table:formula="of:=[.D17]/[.E17]" office:value-type="float" office:value="2614.37908496732" calcext:value-type="float">
            <text:p>2614.37908496732</text:p>
          </table:table-cell>
          <table:table-cell table:formula="of:=[.F17]*[.$E$18]" office:value-type="float" office:value="1986.92810457516" calcext:value-type="float">
            <text:p>1986.92810457516</text:p>
          </table:table-cell>
        </table:table-row>
        <table:table-row table:style-name="ro1">
          <table:table-cell office:value-type="string" calcext:value-type="string">
            <text:p>martin-b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76" calcext:value-type="float">
            <text:p>0.76</text:p>
          </table:table-cell>
          <table:table-cell table:formula="of:=SUM([.F2:.F17])" office:value-type="float" office:value="49146.506714147" calcext:value-type="float">
            <text:p>49146.506714147</text:p>
          </table:table-cell>
          <table:table-cell table:formula="of:=SUM([.G2:.G17])" office:value-type="float" office:value="37351.3451027517" calcext:value-type="float">
            <text:p>37351.3451027517</text:p>
          </table:table-cell>
        </table:table-row>
        <table:table-row table:style-name="ro1">
          <table:table-cell office:value-type="string" calcext:value-type="string">
            <text:p>martin-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755" calcext:value-type="float">
            <text:p>0.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-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-b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-d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-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-d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-d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-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-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7T10:09:47.325445155</dc:date>
    <meta:editing-duration>PT8S</meta:editing-duration>
    <meta:editing-cycles>1</meta:editing-cycles>
    <meta:document-statistic meta:table-count="1" meta:cell-count="142" meta:object-count="0"/>
    <meta:generator>LibreOffice/6.4.6.2$Linux_X86_64 LibreOffice_project/40$Build-2</meta:generator>
  </office:meta>
</office:document-meta>
</file>